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4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5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6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7" style:family="table-cell" style:parent-style-name="Default">
      <style:table-cell-properties fo:border="0.035cm solid #000000"/>
    </style:style>
    <style:style style:name="ce8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9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0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1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2" style:family="table-cell" style:parent-style-name="Default" style:data-style-name="N108"/>
    <style:style style:name="ce1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emplat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/>
          <table:table-cell table:number-columns-repeated="6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0,0x0,0x0,0x0,0x0,0x0,0x0,0x0}},">
            <text:p>{0x47,{0x0,0x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L_0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6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3">
            <text:p>13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3,{0x80,0x80,0x80,0xC0,0x0,0x0,0x0,0x0}},">
            <text:p>{0x13,{0x80,0x80,0x80,0xC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L_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6" office:value-type="string">
            <text:p>X</text:p>
          </table:table-cell>
          <table:table-cell table:number-columns-repeated="3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10">
            <text:p>1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F0">
            <text:p>F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31">
            <text:p>31</text:p>
          </table:table-cell>
          <table:table-cell table:formula="of:=[.K7]" office:value-type="string" office:string-value="10">
            <text:p>10</text:p>
          </table:table-cell>
          <table:table-cell table:formula="of:=[.K8]" office:value-type="string" office:string-value="F0">
            <text:p>F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1,{0x10,0xF0,0x0,0x0,0x0,0x0,0x0,0x0}},">
            <text:p>{0x31,{0x10,0xF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L_2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3">
            <text:p>13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3,{0xC0,0x40,0x40,0x40,0x0,0x0,0x0,0x0}},">
            <text:p>{0x13,{0xC0,0x40,0x40,0x4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L_3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number-columns-repeated="3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31">
            <text:p>31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1,{0xF0,0x80,0x0,0x0,0x0,0x0,0x0,0x0}},">
            <text:p>{0x31,{0xF0,0x8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Z_0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/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2">
            <text:p>12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2,{0x40,0xC0,0x80,0x0,0x0,0x0,0x0,0x0}},">
            <text:p>{0x12,{0x40,0xC0,0x8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Z_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60">
            <text:p>6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21">
            <text:p>21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60">
            <text:p>6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1,{0xC0,0x60,0x0,0x0,0x0,0x0,0x0,0x0}},">
            <text:p>{0x21,{0xC0,0x6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Z_2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/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12">
            <text:p>12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2,{0x40,0xC0,0x80,0x0,0x0,0x0,0x0,0x0}},">
            <text:p>{0x12,{0x40,0xC0,0x8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Z_3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8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SB</text:p>
          </table:table-cell>
          <table:table-cell table:style-name="ce2" table:number-columns-repeated="6"/>
          <table:table-cell table:style-name="ce2" office:value-type="string">
            <text:p>LSB</text:p>
          </table:table-cell>
          <table:table-cell table:style-name="ce13" office:value-type="string">
            <text:p>HexValue</text:p>
          </table:table-cell>
        </table:table-row>
        <table:table-row table:style-name="ro1"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5" table:style-name="ce6"/>
          <table:table-cell table:style-name="ce9"/>
          <table:table-cell table:style-name="ce15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5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60">
            <text:p>6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5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5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21">
            <text:p>21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60">
            <text:p>6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1,{0xC0,0x60,0x0,0x0,0x0,0x0,0x0,0x0}},">
            <text:p>{0x21,{0xC0,0x60,0x0,0x0,0x0,0x0,0x0,0x0}},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0" number:min-integer-digits="2"/>
    </number:number-style>
    <number:number-style style:name="N108">
      <number:number number:decimal-places="1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0">20.01.2025</text:date>, <text:time>23:28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Struberg</meta:initial-creator>
    <meta:creation-date>2025-01-20T19:59:00</meta:creation-date>
    <dc:date>2025-01-20T23:28:07</dc:date>
    <dc:creator>Mark Struberg</dc:creator>
    <meta:editing-duration>PT3H29M7S</meta:editing-duration>
    <meta:editing-cycles>3</meta:editing-cycles>
    <meta:generator>OpenOffice/4.1.13$Unix OpenOffice.org_project/4113m1$Build-9810</meta:generator>
    <meta:document-statistic meta:table-count="9" meta:cell-count="954" meta:object-count="0"/>
  </office:meta>
</office:document-meta>
</file>